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1.66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413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371cm"/>
    </style:style>
    <style:style style:name="co18" style:family="table-column">
      <style:table-column-properties fo:break-before="auto" style:column-width="3.33cm"/>
    </style:style>
    <style:style style:name="co19" style:family="table-column">
      <style:table-column-properties fo:break-before="auto" style:column-width="3.085cm"/>
    </style:style>
    <style:style style:name="co20" style:family="table-column">
      <style:table-column-properties fo:break-before="auto" style:column-width="1.316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3.903cm"/>
    </style:style>
    <style:style style:name="co25" style:family="table-column">
      <style:table-column-properties fo:break-before="auto" style:column-width="3.223cm"/>
    </style:style>
    <style:style style:name="co26" style:family="table-column">
      <style:table-column-properties fo:break-before="auto" style:column-width="2.649cm"/>
    </style:style>
    <style:style style:name="co27" style:family="table-column">
      <style:table-column-properties fo:break-before="auto" style:column-width="3.113cm"/>
    </style:style>
    <style:style style:name="co28" style:family="table-column">
      <style:table-column-properties fo:break-before="auto" style:column-width="10.331cm"/>
    </style:style>
    <style:style style:name="co29" style:family="table-column">
      <style:table-column-properties fo:break-before="auto" style:column-width="13.083cm"/>
    </style:style>
    <style:style style:name="co30" style:family="table-column">
      <style:table-column-properties fo:break-before="auto" style:column-width="6.518cm"/>
    </style:style>
    <style:style style:name="co31" style:family="table-column">
      <style:table-column-properties fo:break-before="auto" style:column-width="6.763cm"/>
    </style:style>
    <style:style style:name="co32" style:family="table-column">
      <style:table-column-properties fo:break-before="auto" style:column-width="9.405cm"/>
    </style:style>
    <style:style style:name="co33" style:family="table-column">
      <style:table-column-properties fo:break-before="auto" style:column-width="8.752cm"/>
    </style:style>
    <style:style style:name="co34" style:family="table-column">
      <style:table-column-properties fo:break-before="auto" style:column-width="6.546cm"/>
    </style:style>
    <style:style style:name="co35" style:family="table-column">
      <style:table-column-properties fo:break-before="auto" style:column-width="15.616cm"/>
    </style:style>
    <style:style style:name="co36" style:family="table-column">
      <style:table-column-properties fo:break-before="auto" style:column-width="3.277cm"/>
    </style:style>
    <style:style style:name="co37" style:family="table-column">
      <style:table-column-properties fo:break-before="auto" style:column-width="2.84cm"/>
    </style:style>
    <style:style style:name="co38" style:family="table-column">
      <style:table-column-properties fo:break-before="auto" style:column-width="4.203cm"/>
    </style:style>
    <style:style style:name="co39" style:family="table-column">
      <style:table-column-properties fo:break-before="auto" style:column-width="3.985cm"/>
    </style:style>
    <style:style style:name="co40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7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column table:style-name="co21" table:number-columns-repeated="3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1" table:default-cell-style-name="ce6"/>
        <table:table-column table:style-name="co28" table:default-cell-style-name="ce6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Valores</text:p>
          </table:table-cell>
          <table:table-cell table:number-columns-repeated="2"/>
          <table:table-cell office:value-type="string" calcext:value-type="string">
            <text:p>nome</text:p>
          </table:table-cell>
          <table:table-cell office:value-type="string" calcext:value-type="string">
            <text:p>Homen</text:p>
          </table:table-cell>
          <table:table-cell office:value-type="string" calcext:value-type="string">
            <text:p>Apelido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Raça/Cor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abelo longo</text:p>
          </table:table-cell>
          <table:table-cell office:value-type="string" calcext:value-type="string">
            <text:p>Olhos claros</text:p>
          </table:table-cell>
          <table:table-cell office:value-type="string" calcext:value-type="string">
            <text:p>Problema de visão</text:p>
          </table:table-cell>
          <table:table-cell office:value-type="string" calcext:value-type="string">
            <text:p>Usa óculos</text:p>
          </table:table-cell>
          <table:table-cell office:value-type="string" calcext:value-type="string">
            <text:p>Deficiências físicas</text:p>
          </table:table-cell>
          <table:table-cell office:value-type="string" calcext:value-type="string">
            <text:p>Tatuagens</text:p>
          </table:table-cell>
          <table:table-cell office:value-type="string" calcext:value-type="string">
            <text:p>Piercings</text:p>
          </table:table-cell>
          <table:table-cell office:value-type="string" calcext:value-type="string">
            <text:p>Brasileiro</text:p>
          </table:table-cell>
          <table:table-cell office:value-type="string" calcext:value-type="string">
            <text:p>Desapareceu</text:p>
          </table:table-cell>
          <table:table-cell office:value-type="string" calcext:value-type="string">
            <text:p>Junt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Iria</text:p>
          </table:table-cell>
          <table:table-cell office:value-type="string" calcext:value-type="string">
            <text:p>Encontrar alguém</text:p>
          </table:table-cell>
          <table:table-cell office:value-type="string" calcext:value-type="string">
            <text:p>Roupa</text:p>
          </table:table-cell>
          <table:table-cell office:value-type="string" calcext:value-type="string">
            <text:p>Deixar o local</text:p>
          </table:table-cell>
          <table:table-cell office:value-type="string" calcext:value-type="string">
            <text:p>Amigos</text:p>
          </table:table-cell>
          <table:table-cell office:value-type="string" calcext:value-type="string">
            <text:p>Relacionamentos</text:p>
          </table:table-cell>
          <table:table-cell office:value-type="string" calcext:value-type="string">
            <text:p>Objeto</text:p>
          </table:table-cell>
          <table:table-cell office:value-type="string" calcext:value-type="string">
            <text:p>Futuro</text:p>
          </table:table-cell>
          <table:table-cell office:value-type="string" calcext:value-type="string">
            <text:p>Esperança</text:p>
          </table:table-cell>
          <table:table-cell office:value-type="string" calcext:value-type="string">
            <text:p>O desaparecido iria para pra fora do Brasil</text:p>
          </table:table-cell>
          <table:table-cell office:value-type="string" calcext:value-type="string">
            <text:p>Centro-Oeste do Brasil</text:p>
          </table:table-cell>
          <table:table-cell office:value-type="string" calcext:value-type="string">
            <text:p>Nordeste do Brasil</text:p>
          </table:table-cell>
          <table:table-cell office:value-type="string" calcext:value-type="string">
            <text:p>Norte do Brasil</text:p>
          </table:table-cell>
          <table:table-cell office:value-type="string" calcext:value-type="string">
            <text:p>Sudeste do Brasil</text:p>
          </table:table-cell>
          <table:table-cell office:value-type="string" calcext:value-type="string">
            <text:p>Sul do Brasil</text:p>
          </table:table-cell>
          <table:table-cell office:value-type="string" calcext:value-type="string">
            <text:p>O desaparecido retornava periodicamente à residência familiar?</text:p>
          </table:table-cell>
          <table:table-cell office:value-type="string" calcext:value-type="string">
            <text:p>O desaparecido participava regularmente de encontros ou eventos comunitários?</text:p>
          </table:table-cell>
          <table:table-cell office:value-type="string" calcext:value-type="string">
            <text:p>O desaparecido costumava usar carro?</text:p>
          </table:table-cell>
          <table:table-cell office:value-type="string" calcext:value-type="string">
            <text:p>O desaparecido costumava usar ônibus?</text:p>
          </table:table-cell>
          <table:table-cell office:value-type="string" calcext:value-type="string">
            <text:p>O desaparecido costumava usar aplicativo de transporte?</text:p>
          </table:table-cell>
          <table:table-cell office:value-type="string" calcext:value-type="string">
            <text:p>O desaparecido viajava principalmente durante o dia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Jorge Gustavo Paulo Boldek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36 até 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 até 80</text:p>
          </table:table-cell>
          <table:table-cell office:value-type="float" office:value="-0.5" calcext:value-type="float">
            <text:p>-0,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uga</text:p>
          </table:table-cell>
          <table:table-cell office:value-type="string" calcext:value-type="string">
            <text:p><text:s/>busca de emprego</text:p>
          </table:table-cell>
          <table:table-cell office:value-type="string" calcext:value-type="string">
            <text:p>paren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Provavelmente sim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ão sei</text:p>
          </table:table-cell>
          <table:table-cell table:number-columns-repeated="40"/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string" calcext:value-type="string">
            <text:p>Provavelmente não</text:p>
          </table:table-cell>
          <table:table-cell table:number-columns-repeated="4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ão</text:p>
          </table:table-cell>
          <table:table-cell table:number-columns-repeated="40"/>
        </table:table-row>
        <table:table-row table:style-name="ro1" table:number-rows-repeated="104856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Planilha2" table:style-name="ta1">
        <table:table-column table:style-name="co21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ce8"/>
        <table:table-column table:style-name="co36" table:default-cell-style-name="ce8"/>
        <table:table-column table:style-name="co36" table:default-cell-style-name="ce3"/>
        <table:table-column table:style-name="co9" table:default-cell-style-name="ce3"/>
        <table:table-column table:style-name="co37" table:default-cell-style-name="ce3"/>
        <table:table-column table:style-name="co36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36" table:default-cell-style-name="ce3"/>
        <table:table-column table:style-name="co4" table:default-cell-style-name="ce3"/>
        <table:table-column table:style-name="co21" table:number-columns-repeated="16370" table:default-cell-style-name="Default"/>
        <table:table-row table:style-name="ro1">
          <table:table-cell table:style-name="ce6" office:value-type="string" calcext:value-type="string">
            <text:p>Valores</text:p>
          </table:table-cell>
          <table:table-cell table:style-name="ce8"/>
          <table:table-cell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Ofri</text:p>
          </table:table-cell>
          <table:table-cell office:value-type="string" calcext:value-type="string">
            <text:p>Soline Lopes</text:p>
          </table:table-cell>
          <table:table-cell office:value-type="string" calcext:value-type="string">
            <text:p>Carmem Regina</text:p>
          </table:table-cell>
          <table:table-cell office:value-type="string" calcext:value-type="string">
            <text:p>Gustavo Henrique</text:p>
          </table:table-cell>
          <table:table-cell office:value-type="string" calcext:value-type="string">
            <text:p>Augusta Soares de Lima</text:p>
          </table:table-cell>
          <table:table-cell office:value-type="string" calcext:value-type="string">
            <text:p>Edenilson B Ferreira</text:p>
          </table:table-cell>
          <table:table-cell office:value-type="string" calcext:value-type="string">
            <text:p>Doron Levner</text:p>
          </table:table-cell>
          <table:table-cell office:value-type="string" calcext:value-type="string">
            <text:p>Ivani</text:p>
          </table:table-cell>
          <table:table-cell office:value-type="string" calcext:value-type="string">
            <text:p>Jorge Gustavo Paulo Boldeke</text:p>
          </table:table-cell>
          <table:table-cell table:number-columns-repeated="16370"/>
        </table:table-row>
        <table:table-row table:style-name="ro1">
          <table:table-cell table:style-name="ce6"/>
          <table:table-cell table:style-name="ce8"/>
          <table:table-cell/>
          <table:table-cell office:value-type="string" calcext:value-type="string">
            <text:p>IMC</text:p>
          </table:table-cell>
          <table:table-cell/>
          <table:table-cell table:formula="of:=[.F$14]/(([.F$13]/100)*([.F$13]/100))" office:value-type="float" office:value="24.2214532871972" calcext:value-type="float">
            <text:p>24,2214532871972</text:p>
          </table:table-cell>
          <table:table-cell table:formula="of:=[.G$14]/(([.G$13]/100)*([.G$13]/100))" office:value-type="float" office:value="23.4375" calcext:value-type="float">
            <text:p>23,4375</text:p>
          </table:table-cell>
          <table:table-cell table:formula="of:=[.H$14]/(([.H$13]/100)*([.H$13]/100))" office:value-type="float" office:value="23.4375" calcext:value-type="float">
            <text:p>23,4375</text:p>
          </table:table-cell>
          <table:table-cell table:formula="of:=[.I$14]/(([.I$13]/100)*([.I$13]/100))" office:value-type="float" office:value="24.2214532871972" calcext:value-type="float">
            <text:p>24,2214532871972</text:p>
          </table:table-cell>
          <table:table-cell table:formula="of:=[.J$14]/(([.J$13]/100)*([.J$13]/100))" office:value-type="float" office:value="23.4375" calcext:value-type="float">
            <text:p>23,4375</text:p>
          </table:table-cell>
          <table:table-cell table:formula="of:=[.K$14]/(([.K$13]/100)*([.K$13]/100))" office:value-type="float" office:value="24.2214532871972" calcext:value-type="float">
            <text:p>24,2214532871972</text:p>
          </table:table-cell>
          <table:table-cell table:formula="of:=[.L$14]/(([.L$13]/100)*([.L$13]/100))" office:value-type="float" office:value="23.4375" calcext:value-type="float">
            <text:p>23,4375</text:p>
          </table:table-cell>
          <table:table-cell table:formula="of:=[.M$14]/(([.M$13]/100)*([.M$13]/100))" office:value-type="float" office:value="24.2214532871972" calcext:value-type="float">
            <text:p>24,2214532871972</text:p>
          </table:table-cell>
          <table:table-cell table:formula="of:=[.N$14]/(([.N$13]/100)*([.N$13]/100))" office:value-type="float" office:value="24.2214532871972" calcext:value-type="float">
            <text:p>24,2214532871972</text:p>
          </table:table-cell>
          <table:table-cell table:number-columns-repeated="16370"/>
        </table:table-row>
        <table:table-row table:style-name="ro1">
          <table:table-cell table:style-name="ce6"/>
          <table:table-cell table:style-name="ce8"/>
          <table:table-cell/>
          <table:table-cell office:value-type="string" calcext:value-type="string">
            <text:p>TMB</text:p>
          </table:table-cell>
          <table:table-cell/>
          <table:table-cell table:style-name="ce9" table:formula="of:=IF([.F$17]=1; (10 * [.F$14]) + (6.25 * [.F$13]) - (5 * (2024-[.F$12])) + 5; IF([.F$17]=-1; (10 * [.F$14]) + (6.25 * [.F$13]) - (5 * (2024-[.F$12])) - 161; &quot;Sexo Inválido&quot;))" office:value-type="float" office:value="1577.5" calcext:value-type="float">
            <text:p>1577,5</text:p>
          </table:table-cell>
          <table:table-cell table:style-name="ce9" table:formula="of:=IF([.G$17]=1; (10 * [.G$14]) + (6.25 * [.G$13]) - (5 * (2024-[.G$12])) + 5; IF([.G$17]=-1; (10 * [.G$14]) + (6.25 * [.G$13]) - (5 * (2024-[.G$12])) - 161; &quot;Sexo Inválido&quot;))" office:value-type="float" office:value="1244" calcext:value-type="float">
            <text:p>1244</text:p>
          </table:table-cell>
          <table:table-cell table:style-name="ce9" table:formula="of:=IF([.H$17]=1; (10 * [.H$14]) + (6.25 * [.H$13]) - (5 * (2024-[.H$12])) + 5; IF([.H$17]=-1; (10 * [.H$14]) + (6.25 * [.H$13]) - (5 * (2024-[.H$12])) - 161; &quot;Sexo Inválido&quot;))" office:value-type="float" office:value="1064" calcext:value-type="float">
            <text:p>1064</text:p>
          </table:table-cell>
          <table:table-cell table:formula="of:=IF([.I$17]=1; (10 * [.I$14]) + (6.25 * [.I$13]) - (5 * (2024-[.I$12])) + 5; IF([.I$17]=-1; (10 * [.I$14]) + (6.25 * [.I$13]) - (5 * (2024-[.I$12])) - 161; &quot;Sexo Inválido&quot;))" office:value-type="float" office:value="1597.5" calcext:value-type="float">
            <text:p>1597,5</text:p>
          </table:table-cell>
          <table:table-cell table:formula="of:=IF([.J$17]=1; (10 * [.J$14]) + (6.25 * [.J$13]) - (5 * (2024-[.J$12])) + 5; IF([.J$17]=-1; (10 * [.J$14]) + (6.25 * [.J$13]) - (5 * (2024-[.J$12])) - 161; &quot;Sexo Inválido&quot;))" office:value-type="float" office:value="1164" calcext:value-type="float">
            <text:p>1164</text:p>
          </table:table-cell>
          <table:table-cell table:formula="of:=IF([.K$17]=1; (10 * [.K$14]) + (6.25 * [.K$13]) - (5 * (2024-[.K$12])) + 5; IF([.K$17]=-1; (10 * [.K$14]) + (6.25 * [.K$13]) - (5 * (2024-[.K$12])) - 161; &quot;Sexo Inválido&quot;))" office:value-type="float" office:value="1617.5" calcext:value-type="float">
            <text:p>1617,5</text:p>
          </table:table-cell>
          <table:table-cell table:formula="of:=IF([.L$17]=1; (10 * [.L$14]) + (6.25 * [.L$13]) - (5 * (2024-[.L$12])) + 5; IF([.L$17]=-1; (10 * [.L$14]) + (6.25 * [.L$13]) - (5 * (2024-[.L$12])) - 161; &quot;Sexo Inválido&quot;))" office:value-type="float" office:value="1259" calcext:value-type="float">
            <text:p>1259</text:p>
          </table:table-cell>
          <table:table-cell table:formula="of:=IF([.M$17]=1; (10 * [.M$14]) + (6.25 * [.M$13]) - (5 * (2024-[.M$12])) + 5; IF([.M$17]=-1; (10 * [.M$14]) + (6.25 * [.M$13]) - (5 * (2024-[.M$12])) - 161; &quot;Sexo Inválido&quot;))" office:value-type="float" office:value="1487.5" calcext:value-type="float">
            <text:p>1487,5</text:p>
          </table:table-cell>
          <table:table-cell table:formula="of:=IF([.N$17]=1; (10 * [.N$14]) + (6.25 * [.N$13]) - (5 * (2024-[.N$12])) + 5; IF([.N$17]=-1; (10 * [.N$14]) + (6.25 * [.N$13]) - (5 * (2024-[.N$12])) - 161; &quot;Sexo Inválido&quot;))" office:value-type="float" office:value="1512.5" calcext:value-type="float">
            <text:p>1512,5</text:p>
          </table:table-cell>
          <table:table-cell table:number-columns-repeated="1637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im</text:p>
          </table:table-cell>
          <table:table-cell/>
          <table:table-cell table:style-name="Default" office:value-type="string" calcext:value-type="string">
            <text:p>Gordura corporal</text:p>
          </table:table-cell>
          <table:table-cell table:style-name="Default"/>
          <table:table-cell table:formula="of:=1.2*[.F2] + 0.23*[.F9] - 10.8*1 -5.4" office:value-type="float" office:value="21.6057439446367" calcext:value-type="float">
            <text:p>21,6057439446367</text:p>
          </table:table-cell>
          <table:table-cell table:formula="of:=1.2*[.G2] + 0.23*[.G9] - 10.8*1 -5.4" office:value-type="float" office:value="20.895" calcext:value-type="float">
            <text:p>20,895</text:p>
          </table:table-cell>
          <table:table-cell table:formula="of:=1.2*[.H2] + 0.23*[.H9] - 10.8*1 -5.4" office:value-type="float" office:value="29.175" calcext:value-type="float">
            <text:p>29,175</text:p>
          </table:table-cell>
          <table:table-cell table:formula="of:=1.2*[.I2] + 0.23*[.I9] - 10.8*1 -5.4" office:value-type="float" office:value="20.6857439446367" calcext:value-type="float">
            <text:p>20,6857439446367</text:p>
          </table:table-cell>
          <table:table-cell table:formula="of:=1.2*[.J2] + 0.23*[.J9] - 10.8*1 -5.4" office:value-type="float" office:value="24.575" calcext:value-type="float">
            <text:p>24,575</text:p>
          </table:table-cell>
          <table:table-cell table:formula="of:=1.2*[.K2] + 0.23*[.K9] - 10.8*1 -5.4" office:value-type="float" office:value="19.7657439446367" calcext:value-type="float">
            <text:p>19,7657439446367</text:p>
          </table:table-cell>
          <table:table-cell table:formula="of:=1.2*[.L2] + 0.23*[.L9] - 10.8*1 -5.4" office:value-type="float" office:value="20.205" calcext:value-type="float">
            <text:p>20,205</text:p>
          </table:table-cell>
          <table:table-cell table:formula="of:=1.2*[.M2] + 0.23*[.M9] - 10.8*1 -5.4" office:value-type="float" office:value="25.7457439446367" calcext:value-type="float">
            <text:p>25,7457439446367</text:p>
          </table:table-cell>
          <table:table-cell table:formula="of:=1.2*[.N2] + 0.23*[.N9] - 10.8*1 -5.4" office:value-type="float" office:value="24.5957439446367" calcext:value-type="float">
            <text:p>24,5957439446367</text:p>
          </table:table-cell>
          <table:table-cell table:number-columns-repeated="16370"/>
        </table:table-row>
        <table:table-row table:style-name="ro1">
          <table:table-cell table:style-name="ce6" office:value-type="float" office:value="0.5" calcext:value-type="float">
            <text:p>0,5</text:p>
          </table:table-cell>
          <table:table-cell table:style-name="ce8" office:value-type="string" calcext:value-type="string">
            <text:p>Provavelmente sim</text:p>
          </table:table-cell>
          <table:table-cell/>
          <table:table-cell table:style-name="Default" office:value-type="string" calcext:value-type="string">
            <text:p>Índice de Massa Livre de Gordura normalizado</text:p>
          </table:table-cell>
          <table:table-cell table:style-name="Default"/>
          <table:table-cell table:formula="of:=([.F7]*25)/[.F2]" office:value-type="float" office:value="19.5985640138408" calcext:value-type="float">
            <text:p>19,5985640138408</text:p>
          </table:table-cell>
          <table:table-cell table:formula="of:=([.G7]*25)/[.G2]" office:value-type="float" office:value="19.77625" calcext:value-type="float">
            <text:p>19,77625</text:p>
          </table:table-cell>
          <table:table-cell table:formula="of:=([.H7]*25)/[.H2]" office:value-type="float" office:value="17.70625" calcext:value-type="float">
            <text:p>17,70625</text:p>
          </table:table-cell>
          <table:table-cell table:formula="of:=([.I7]*25)/[.I2]" office:value-type="float" office:value="19.8285640138408" calcext:value-type="float">
            <text:p>19,8285640138408</text:p>
          </table:table-cell>
          <table:table-cell table:formula="of:=([.J7]*25)/[.J2]" office:value-type="float" office:value="18.85625" calcext:value-type="float">
            <text:p>18,85625</text:p>
          </table:table-cell>
          <table:table-cell table:formula="of:=([.K7]*25)/[.K2]" office:value-type="float" office:value="20.0585640138408" calcext:value-type="float">
            <text:p>20,0585640138408</text:p>
          </table:table-cell>
          <table:table-cell table:formula="of:=([.L7]*25)/[.L2]" office:value-type="float" office:value="19.94875" calcext:value-type="float">
            <text:p>19,94875</text:p>
          </table:table-cell>
          <table:table-cell table:formula="of:=([.M7]*25)/[.M2]" office:value-type="float" office:value="18.5635640138408" calcext:value-type="float">
            <text:p>18,5635640138408</text:p>
          </table:table-cell>
          <table:table-cell table:formula="of:=([.N7]*25)/[.N2]" office:value-type="float" office:value="18.8510640138408" calcext:value-type="float">
            <text:p>18,8510640138408</text:p>
          </table:table-cell>
          <table:table-cell table:number-columns-repeated="1637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Não sei</text:p>
          </table:table-cell>
          <table:table-cell/>
          <table:table-cell table:style-name="Default" office:value-type="string" calcext:value-type="string">
            <text:p>Massa Livre de Gordura (MLG)</text:p>
          </table:table-cell>
          <table:table-cell table:style-name="Default"/>
          <table:table-cell table:formula="of:=[.F14]*(1-[.F4]/100)" office:value-type="float" office:value="54.8759792387543" calcext:value-type="float">
            <text:p>54,8759792387543</text:p>
          </table:table-cell>
          <table:table-cell table:formula="of:=[.G14]*(1-[.G4]/100)" office:value-type="float" office:value="47.463" calcext:value-type="float">
            <text:p>47,463</text:p>
          </table:table-cell>
          <table:table-cell table:formula="of:=[.H14]*(1-[.H4]/100)" office:value-type="float" office:value="42.495" calcext:value-type="float">
            <text:p>42,495</text:p>
          </table:table-cell>
          <table:table-cell table:formula="of:=[.I14]*(1-[.I4]/100)" office:value-type="float" office:value="55.5199792387543" calcext:value-type="float">
            <text:p>55,5199792387543</text:p>
          </table:table-cell>
          <table:table-cell table:formula="of:=[.J14]*(1-[.J4]/100)" office:value-type="float" office:value="45.255" calcext:value-type="float">
            <text:p>45,255</text:p>
          </table:table-cell>
          <table:table-cell table:formula="of:=[.K14]*(1-[.K4]/100)" office:value-type="float" office:value="56.1639792387543" calcext:value-type="float">
            <text:p>56,1639792387543</text:p>
          </table:table-cell>
          <table:table-cell table:formula="of:=[.L14]*(1-[.L4]/100)" office:value-type="float" office:value="47.877" calcext:value-type="float">
            <text:p>47,877</text:p>
          </table:table-cell>
          <table:table-cell table:formula="of:=[.M14]*(1-[.M4]/100)" office:value-type="float" office:value="51.9779792387543" calcext:value-type="float">
            <text:p>51,9779792387543</text:p>
          </table:table-cell>
          <table:table-cell table:formula="of:=[.N14]*(1-[.N4]/100)" office:value-type="float" office:value="52.7829792387543" calcext:value-type="float">
            <text:p>52,7829792387543</text:p>
          </table:table-cell>
          <table:table-cell table:number-columns-repeated="16370"/>
        </table:table-row>
        <table:table-row table:style-name="ro1">
          <table:table-cell table:style-name="ce6" office:value-type="float" office:value="-0.5" calcext:value-type="float">
            <text:p>-0,5</text:p>
          </table:table-cell>
          <table:table-cell table:style-name="ce8" office:value-type="string" calcext:value-type="string">
            <text:p>Provavelmente não</text:p>
          </table:table-cell>
          <table:table-cell/>
          <table:table-cell table:style-name="Default" office:value-type="string" calcext:value-type="string">
            <text:p>Índice de Massa Livre de Gordura (IMLG)</text:p>
          </table:table-cell>
          <table:table-cell table:style-name="Default"/>
          <table:table-cell table:formula="of:=[.F6]/(([.F13]/100)^2)" office:value-type="float" office:value="18.9882281102956" calcext:value-type="float">
            <text:p>18,9882281102956</text:p>
          </table:table-cell>
          <table:table-cell table:formula="of:=[.G6]/(([.G13]/100)^2)" office:value-type="float" office:value="18.540234375" calcext:value-type="float">
            <text:p>18,540234375</text:p>
          </table:table-cell>
          <table:table-cell table:formula="of:=[.H6]/(([.H13]/100)^2)" office:value-type="float" office:value="16.599609375" calcext:value-type="float">
            <text:p>16,599609375</text:p>
          </table:table-cell>
          <table:table-cell table:formula="of:=[.I6]/(([.I13]/100)^2)" office:value-type="float" office:value="19.2110654805378" calcext:value-type="float">
            <text:p>19,2110654805378</text:p>
          </table:table-cell>
          <table:table-cell table:formula="of:=[.J6]/(([.J13]/100)^2)" office:value-type="float" office:value="17.677734375" calcext:value-type="float">
            <text:p>17,677734375</text:p>
          </table:table-cell>
          <table:table-cell table:formula="of:=[.K6]/(([.K13]/100)^2)" office:value-type="float" office:value="19.43390285078" calcext:value-type="float">
            <text:p>19,43390285078</text:p>
          </table:table-cell>
          <table:table-cell table:formula="of:=[.L6]/(([.L13]/100)^2)" office:value-type="float" office:value="18.701953125" calcext:value-type="float">
            <text:p>18,701953125</text:p>
          </table:table-cell>
          <table:table-cell table:formula="of:=[.M6]/(([.M13]/100)^2)" office:value-type="float" office:value="17.9854599442057" calcext:value-type="float">
            <text:p>17,9854599442057</text:p>
          </table:table-cell>
          <table:table-cell table:formula="of:=[.N6]/(([.N13]/100)^2)" office:value-type="float" office:value="18.2640066570084" calcext:value-type="float">
            <text:p>18,2640066570084</text:p>
          </table:table-cell>
          <table:table-cell table:number-columns-repeated="16370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style-name="ce8" office:value-type="string" calcext:value-type="string">
            <text:p>Não</text:p>
          </table:table-cell>
          <table:table-cell/>
          <table:table-cell table:style-name="Default" office:value-type="string" calcext:value-type="string">
            <text:p>Sexo</text:p>
          </table:table-cell>
          <table:table-cell table:style-name="Default"/>
          <table:table-cell table:style-name="ce9" table:formula="of:=IF([.F17]=1;1;)" office:value-type="float" office:value="1" calcext:value-type="float">
            <text:p>1</text:p>
          </table:table-cell>
          <table:table-cell table:style-name="ce9" table:formula="of:=IF([.G17]=1;1;)" office:value-type="float" office:value="0" calcext:value-type="float">
            <text:p>0</text:p>
          </table:table-cell>
          <table:table-cell table:style-name="ce9" table:formula="of:=IF([.H17]=1;1;)" office:value-type="float" office:value="0" calcext:value-type="float">
            <text:p>0</text:p>
          </table:table-cell>
          <table:table-cell table:style-name="ce9" table:formula="of:=IF([.I17]=1;1;)" office:value-type="float" office:value="1" calcext:value-type="float">
            <text:p>1</text:p>
          </table:table-cell>
          <table:table-cell table:style-name="ce9" table:formula="of:=IF([.J17]=1;1;)" office:value-type="float" office:value="0" calcext:value-type="float">
            <text:p>0</text:p>
          </table:table-cell>
          <table:table-cell table:style-name="ce9" table:formula="of:=IF([.K17]=1;1;)" office:value-type="float" office:value="1" calcext:value-type="float">
            <text:p>1</text:p>
          </table:table-cell>
          <table:table-cell table:style-name="ce9" table:formula="of:=IF([.L17]=1;1;)" office:value-type="float" office:value="0" calcext:value-type="float">
            <text:p>0</text:p>
          </table:table-cell>
          <table:table-cell table:style-name="ce9" table:formula="of:=IF([.M17]=1;1;)" office:value-type="float" office:value="1" calcext:value-type="float">
            <text:p>1</text:p>
          </table:table-cell>
          <table:table-cell table:style-name="ce9" table:formula="of:=IF([.N17]=1;1;)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6"/>
          <table:table-cell table:style-name="ce8"/>
          <table:table-cell/>
          <table:table-cell table:style-name="Default" office:value-type="string" calcext:value-type="string">
            <text:p>Idade hoje</text:p>
          </table:table-cell>
          <table:table-cell table:style-name="Default"/>
          <table:table-cell table:formula="of:=2024-[.F12]" office:value-type="float" office:value="38" calcext:value-type="float">
            <text:p>38</text:p>
          </table:table-cell>
          <table:table-cell table:formula="of:=2024-[.G12]" office:value-type="float" office:value="39" calcext:value-type="float">
            <text:p>39</text:p>
          </table:table-cell>
          <table:table-cell table:formula="of:=2024-[.H12]" office:value-type="float" office:value="75" calcext:value-type="float">
            <text:p>75</text:p>
          </table:table-cell>
          <table:table-cell table:formula="of:=2024-[.I12]" office:value-type="float" office:value="34" calcext:value-type="float">
            <text:p>34</text:p>
          </table:table-cell>
          <table:table-cell table:formula="of:=2024-[.J12]" office:value-type="float" office:value="55" calcext:value-type="float">
            <text:p>55</text:p>
          </table:table-cell>
          <table:table-cell table:formula="of:=2024-[.K12]" office:value-type="float" office:value="30" calcext:value-type="float">
            <text:p>30</text:p>
          </table:table-cell>
          <table:table-cell table:formula="of:=2024-[.L12]" office:value-type="float" office:value="36" calcext:value-type="float">
            <text:p>36</text:p>
          </table:table-cell>
          <table:table-cell table:formula="of:=2024-[.M12]" office:value-type="float" office:value="56" calcext:value-type="float">
            <text:p>56</text:p>
          </table:table-cell>
          <table:table-cell table:formula="of:=2024-[.N12]" office:value-type="float" office:value="51" calcext:value-type="float">
            <text:p>51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office:value-type="string" calcext:value-type="string">
            <text:p>Idade no desaparecimento</text:p>
          </table:table-cell>
          <table:table-cell table:style-name="Default"/>
          <table:table-cell table:formula="of:=[.F15]-[.F12]" office:value-type="float" office:value="29" calcext:value-type="float">
            <text:p>29</text:p>
          </table:table-cell>
          <table:table-cell table:formula="of:=[.G15]-[.G12]" office:value-type="float" office:value="0" calcext:value-type="float">
            <text:p>0</text:p>
          </table:table-cell>
          <table:table-cell table:formula="of:=[.H15]-[.H12]" office:value-type="float" office:value="14" calcext:value-type="float">
            <text:p>14</text:p>
          </table:table-cell>
          <table:table-cell table:formula="of:=[.I15]-[.I12]" office:value-type="float" office:value="24" calcext:value-type="float">
            <text:p>24</text:p>
          </table:table-cell>
          <table:table-cell table:formula="of:=[.J15]-[.J12]" office:value-type="float" office:value="20" calcext:value-type="float">
            <text:p>20</text:p>
          </table:table-cell>
          <table:table-cell table:formula="of:=[.K15]-[.K12]" office:value-type="float" office:value="2" calcext:value-type="float">
            <text:p>2</text:p>
          </table:table-cell>
          <table:table-cell table:formula="of:=[.L15]-[.L12]" office:value-type="float" office:value="0" calcext:value-type="float">
            <text:p>0</text:p>
          </table:table-cell>
          <table:table-cell table:formula="of:=[.M15]-[.M12]" office:value-type="float" office:value="5" calcext:value-type="float">
            <text:p>5</text:p>
          </table:table-cell>
          <table:table-cell table:formula="of:=[.N15]-[.N12]"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office:value-type="string" calcext:value-type="string">
            <text:p>Tempo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Qual data de nascimento do desaparecido?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85" calcext:value-type="float">
            <text:p>1985</text:p>
          </table:table-cell>
          <table:table-cell office:value-type="float" office:value="1949" calcext:value-type="float">
            <text:p>1949</text:p>
          </table:table-cell>
          <table:table-cell office:value-type="float" office:value="1990" calcext:value-type="float">
            <text:p>1990</text:p>
          </table:table-cell>
          <table:table-cell office:value-type="float" office:value="1969" calcext:value-type="float">
            <text:p>1969</text:p>
          </table:table-cell>
          <table:table-cell office:value-type="float" office:value="1994" calcext:value-type="float">
            <text:p>1994</text:p>
          </table:table-cell>
          <table:table-cell office:value-type="float" office:value="1988" calcext:value-type="float">
            <text:p>1988</text:p>
          </table:table-cell>
          <table:table-cell office:value-type="float" office:value="1968" calcext:value-type="float">
            <text:p>1968</text:p>
          </table:table-cell>
          <table:table-cell office:value-type="float" office:value="1973" calcext:value-type="float">
            <text:p>1973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Qual é altura aproximada do desaparecido?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Qual é peso aproximada do desaparecido?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Qual data do desaparecimento?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985" calcext:value-type="float">
            <text:p>1985</text:p>
          </table:table-cell>
          <table:table-cell office:value-type="float" office:value="1963" calcext:value-type="float">
            <text:p>1963</text:p>
          </table:table-cell>
          <table:table-cell office:value-type="float" office:value="2014" calcext:value-type="float">
            <text:p>2014</text:p>
          </table:table-cell>
          <table:table-cell office:value-type="float" office:value="1989" calcext:value-type="float">
            <text:p>1989</text:p>
          </table:table-cell>
          <table:table-cell office:value-type="float" office:value="1996" calcext:value-type="float">
            <text:p>1996</text:p>
          </table:table-cell>
          <table:table-cell office:value-type="float" office:value="1988" calcext:value-type="float">
            <text:p>1988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1997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office:value-type="string" calcext:value-type="string">
            <text:p>Quanto tempo levou para ser encontrado?</text:p>
          </table:table-cell>
          <table:table-cell table:style-name="Default"/>
          <table:table-cell table:formula="of:=[.F11]*365.25" office:value-type="float" office:value="1095.75" calcext:value-type="float">
            <text:p>1095,75</text:p>
          </table:table-cell>
          <table:table-cell table:formula="of:=[.G11]*365.25" office:value-type="float" office:value="0" calcext:value-type="float">
            <text:p>0</text:p>
          </table:table-cell>
          <table:table-cell table:formula="of:=[.H11]*365.25" office:value-type="float" office:value="18262.5" calcext:value-type="float">
            <text:p>18262,5</text:p>
          </table:table-cell>
          <table:table-cell office:value-type="float" office:value="7305" calcext:value-type="float">
            <text:p>7305</text:p>
          </table:table-cell>
          <table:table-cell office:value-type="float" office:value="10957" calcext:value-type="float">
            <text:p>10957</text:p>
          </table:table-cell>
          <table:table-cell office:value-type="float" office:value="10226" calcext:value-type="float">
            <text:p>10226</text:p>
          </table:table-cell>
          <table:table-cell office:value-type="float" office:value="8766" calcext:value-type="float">
            <text:p>8766</text:p>
          </table:table-cell>
          <table:table-cell office:value-type="float" office:value="20088" calcext:value-type="float">
            <text:p>20088</text:p>
          </table:table-cell>
          <table:table-cell office:value-type="float" office:value="3652" calcext:value-type="float">
            <text:p>3652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é hom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-[.N17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O desaparecido tem apelido?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cabelo longo?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olhos claros?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problema de visão?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usa óculos?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alguma deficiências físicas?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tatuagens?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piercings?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é Brasileiro?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foi sequestro?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relação com conflitos de guarda?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fugiu?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se perdeu?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amputações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estava procurando emprego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iria visitar parentes? <text:s/>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mencionou a data de retornar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viajaria sozinho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estaria acompanhado por alguém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iria encontrar alguém específico?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já havia comentado sobre a possibilidade de deixar casa nunca mais voltar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já havia comentado sobre a possibilidade de deixar trabalho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tem relacionamentos amorosos? 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possui algum objeto de grande valor sentimental em que foi levado com ele? <text:s text:c="2"/>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mencionou planos ou ambições para o futuro recentemente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mantinha esperança apesar das dificuldades?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iria para fora do Brasil?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iria para Centro-Oeste do Brasil?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iria para Nordeste do Brasil?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iria para Norte do Brasil?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iria para Sudeste do Brasil?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iria para Sul do Brasil?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retornava periodicamente à residência familiar?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participava regularmente de encontros ou eventos comunitários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-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costumava usar carro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costumava usar ônibus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costumava usar aplicativo de transporte?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table:number-columns-repeated="16370"/>
        </table:table-row>
        <table:table-row table:style-name="ro1">
          <table:table-cell table:style-name="ce5" table:number-columns-repeated="3"/>
          <table:table-cell office:value-type="string" calcext:value-type="string">
            <text:p>O desaparecido viajava principalmente durante o dia?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style-name="ce5" table:number-columns-repeated="16370"/>
        </table:table-row>
        <table:table-row table:style-name="ro1">
          <table:table-cell table:number-columns-repeated="3"/>
          <table:table-cell table:style-name="ce7" office:value-type="string" calcext:value-type="string">
            <text:p>O desaparecido tem algum parente distante?</text:p>
          </table:table-cell>
          <table:table-cell/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-0.5" calcext:value-type="float">
            <text:p>-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é desempregado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possui características físicas asiáticas?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possui características físicas africanas?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possui características físicas europeias?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possui características físicas latinas?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possui características físicas americanas? 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se sentia mais feliz que a maioria das pessoas? <text:s text:c="2"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Em geral, o desaparecido estava satisfeita com a sua vida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Em geral, as coisas estavam indo bem para o desaparecido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office:value-type="string" calcext:value-type="string">
            <text:p>O desaparecido estava na posse de seus documentos pessoais?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office:value-type="string" calcext:value-type="string">
            <text:p>A pessoa desaparecida expressou recentemente o desejo de reencontrar um filho que foi doado?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office:value-type="string" calcext:value-type="string">
            <text:p>A pessoa desaparecida fez viagens recentes sem explicação clara? 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office:value-type="string" calcext:value-type="string">
            <text:p>A pessoa desaparecida mencionou dificuldades em cuidar ou sustentar uma criança?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Default" office:value-type="string" calcext:value-type="string">
            <text:p>O hospital forneceu uma explicação clara para o óbito do possível desaparecido? 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Você notou demora na comunicação do óbito do possível desaparecido por parte do hospital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hospital facilitou o acesso a registros médicos relacionados ao caso do desaparecido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Alguém viu o corpo do desaparecido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O desaparecido está morto?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21:58:27.3963079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5:26:23.695133821</meta:creation-date>
    <dc:date>2024-10-14T21:59:04.356055043</dc:date>
    <meta:editing-duration>P1DT11H49M39S</meta:editing-duration>
    <meta:editing-cycles>51</meta:editing-cycles>
    <meta:generator>LibreOffice/24.8.2.1$Linux_X86_64 LibreOffice_project/0f794b6e29741098670a3b95d60478a65d05ef13</meta:generator>
    <meta:document-statistic meta:table-count="2" meta:cell-count="833" meta:object-count="0"/>
  </office:meta>
</office:document-meta>
</file>